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body>
    <office:text>
      <text:p text:style-name="P13"><text:span text:style-name="T1">Maximilian Wittmann, PhD</text:span></text:p>
      <text:list xml:id="list0" text:style-name="L1">
        <text:p text:style-name="P14"><text:span text:style-name="T1">&gt; </text:span><text:span text:style-name="T2">Doctor of Computer Science</text:span></text:p>
        <text:p text:style-name="P14"><text:span text:style-name="T1">&gt; </text:span><text:span text:style-name="T2">Bachelor of Computer Science with First Class Honors</text:span></text:p>
      </text:list>
      <text:p text:style-name="Standard"><text:span text:style-name="T3">The best way to reach me is at &lt;a href="mailto:damxam@gmail.com?Subject=Your%20CV" target="_top"&gt;damxam@gmail.com&lt;/a&gt;, or through &lt;a href="http://au.linkedin.com/in/maximilianwittmann"&gt;LinkedIn&lt;/a&gt;.&lt;/div&gt;</text:span></text:p>
      <text:h text:style-name="Heading_20_1" text:outline-level="1"><text:span text:style-name="T1">Experience</text:span></text:h>
      <text:h text:style-name="Heading_20_2" text:outline-level="2"><text:span text:style-name="T7">Senior Software Engineer @ Premonition</text:span><text:span text:style-name="T1"><text:line-break/></text:span></text:h>
      <text:h text:style-name="Heading_20_2" text:outline-level="2"><text:span text:style-name="T7">May 2017 - Now:</text:span><text:span text:style-name="T1"><text:line-break/></text:span></text:h>
      <text:p text:style-name="Standard"><text:span text:style-name="T3">Since joining Premonition I've worked on three products, all in Scala, and all using core Scala libraries such as Scalaz, Http4s, Doobie and Argonaut. This includes developing a new back-end from scratch to support a new product, including a full suite of tests mocking a set of remote services.</text:span></text:p>
      <text:h text:style-name="Heading_20_2" text:outline-level="2"><text:span text:style-name="T7">Senior Software Engineer (Big data) @ CBA</text:span><text:span text:style-name="T1"><text:line-break/></text:span></text:h>
      <text:h text:style-name="Heading_20_2" text:outline-level="2"><text:span text:style-name="T7">March 2016 – May 2017:</text:span><text:span text:style-name="T1"><text:line-break/></text:span></text:h>
      <text:p text:style-name="Standard"><text:span text:style-name="T3">During my time at CBA I worked on an internal product used to coordinate and transfer large volumes of data from a Hadoop-based big data cluster to internal consumers as part of the bank's ETL pipeline. It was written largely in Scala and built on Cascading / Scalding.
I also worked on a web-based DevOps tool developed to configure the application described earlier. It was written with a Scala backend (using Akka-Http) and a JavaScript frontend (using Angular).</text:span></text:p>
      <text:h text:style-name="Heading_20_2" text:outline-level="2"><text:span text:style-name="T7">Software Developer @ Covata Australia</text:span><text:span text:style-name="T1"><text:line-break/></text:span></text:h>
      <text:h text:style-name="Heading_20_2" text:outline-level="2"><text:span text:style-name="T7">October 2014 - Now</text:span><text:span text:style-name="T1"><text:line-break/></text:span></text:h>
      <text:p text:style-name="Standard"><text:span text:style-name="T3">Employed as a full-stack software developer, responsible for developing a security application using a Java + Scala + Angular + Spring stack in an Agile team. In addition to software development skills, the role also requires aspects of a Business Analyst, with all team members expected to contribute to the ongoing design and improvement of the product.
Some highlights:</text:span></text:p>
      <text:list xml:id="list0" text:style-name="L1">
        <text:list-item>
          <text:p text:style-name="P11">Won our spike day for the development of an approach to non-destructively reorganizing data through alternate storage (currently serialization, but optimally use of a NoSQL database) of database views.</text:p>
        </text:list-item>
        <text:list-item>
          <text:p text:style-name="P11">Led the development of our (multi-client RESTful web-API) product's internationalization framework.</text:p>
        </text:list-item>
      </text:list>
      <text:h text:style-name="Heading_20_2" text:outline-level="2"><text:span text:style-name="T7">Graduate Software Developer @ ThoughtWorks Australia</text:span><text:span text:style-name="T1"><text:line-break/></text:span></text:h>
      <text:h text:style-name="Heading_20_2" text:outline-level="2"><text:span text:style-name="T7">October 2013 - October 2014</text:span><text:span text:style-name="T1"><text:line-break/></text:span></text:h>
      <text:p text:style-name="Standard"><text:span text:style-name="T3">Employed as part of ThoughtWorks professional services (consulting services) as a software developer. During my year at ThoughtWorks I worked with several clients:</text:span></text:p>
      <text:h text:style-name="Heading_20_1" text:outline-level="1"><text:span text:style-name="T1">Education</text:span></text:h>
      <text:h text:style-name="Heading_20_2" text:outline-level="2"><text:span text:style-name="T7">Doctor of Computer Science @ Macquarie University, Australia</text:span><text:span text:style-name="T1"><text:line-break/></text:span></text:h>
      <text:p text:style-name="Standard"><text:span text:style-name="T3">The doctoral project, conducted with a MQRES (The Macquarie University Research Excellence Scholarships) involved the analysis of version repositories produced by students during their work on Computer Graphics assignment projects in order to identify student problems and issues with Computer Graphics programming. The analysis involved the development of a software tool for the analysis of version histories (called SCORE) as well as the development of software engineering methods for the machine-analysis of version histories.
    During this time I was also involved in leading practical and tutorial sessions, as well as lecturing as a casual lecturer.</text:span></text:p>
      <text:h text:style-name="Heading_20_2" text:outline-level="2"><text:span text:style-name="T7">Bachelor of Computer Science with Honors (First Class) @ Macquarie University, Australia</text:span><text:span text:style-name="T1"><text:line-break/></text:span></text:h>
      <text:p text:style-name="Standard"><text:span text:style-name="T3">The honors project involved the development of a tool for the placement of objects in a room (developed with OpenGL). This tool was utilized to explore the nature of human memory through a controlled experiment in which participants were asked to reconstruct the room from memory and the order of their placement actions was recorded.</text:span></text:p>
      <text:h text:style-name="Heading_20_2" text:outline-level="2"><text:span text:style-name="T7">Bachelor of Computer Science (GPA 3.743 of 4.0) @ Macquarie University, Australia</text:span><text:span text:style-name="T1"><text:line-break/></text:span></text:h>
      <text:h text:style-name="Heading_20_2" text:outline-level="2"><text:span text:style-name="T7">2001-2005:</text:span><text:span text:style-name="T1"><text:line-break/></text:span></text:h>
      <text:p text:style-name="Standard"><text:span text:style-name="T3">Completed my bachelor's degree at Macquarie University. I received letters of commendation for several of the courses I undertook and was involved with several societies such as the Buddhist Society, the Atheist Society, the MU Amnesty branch and Students for Peace and Justice.</text:span></text:p>
      <text:h text:style-name="Heading_20_1" text:outline-level="1"><text:span text:style-name="T1">Skills</text:span></text:h>
      <text:h text:style-name="Heading_20_2" text:outline-level="2"><text:span text:style-name="T7">Programming Languages</text:span><text:span text:style-name="T1"><text:line-break/></text:span></text:h>
      <text:p text:style-name="Standard"><text:span text:style-name="T3">Expert (2+ years full-time experience):</text:span></text:p>
      <text:list xml:id="list0" text:style-name="L1">
        <text:list-item>
          <text:p text:style-name="P11">Java</text:p>
        </text:list-item>
        <text:list-item>
          <text:p text:style-name="P11">Scala</text:p>
        </text:list-item>
      </text:list>
      <text:p text:style-name="Standard"><text:span text:style-name="T3">Proficient (1+ year full-time experience):</text:span></text:p>
      <text:list xml:id="list0" text:style-name="L1">
        <text:list-item>
          <text:p text:style-name="P11">Python</text:p>
        </text:list-item>
        <text:list-item>
          <text:p text:style-name="P11">Javascript</text:p>
        </text:list-item>
        <text:list-item>
          <text:p text:style-name="P11">Html/CSS/Sass</text:p>
        </text:list-item>
        <text:list-item>
          <text:p text:style-name="P11">SQL</text:p>
        </text:list-item>
      </text:list>
      <text:p text:style-name="Standard"><text:span text:style-name="T3">Some exposure (I've worked with this before):</text:span></text:p>
      <text:list xml:id="list0" text:style-name="L1">
        <text:list-item>
          <text:p text:style-name="P11">C/C++</text:p>
        </text:list-item>
        <text:list-item>
          <text:p text:style-name="P11">Clojure</text:p>
        </text:list-item>
        <text:list-item>
          <text:p text:style-name="P11">Haskell</text:p>
        </text:list-item>
      </text:list>
      <text:h text:style-name="Heading_20_2" text:outline-level="2"><text:span text:style-name="T7">Programming Languages</text:span><text:span text:style-name="T1"><text:line-break/></text:span></text:h>
      <text:p text:style-name="Standard"><text:span text:style-name="T3">Expert (2+ years full-time experience):</text:span></text:p>
      <text:list xml:id="list0" text:style-name="L1">
        <text:list-item>
          <text:p text:style-name="P11">Git</text:p>
        </text:list-item>
      </text:list>
      <text:p text:style-name="Standard"><text:span text:style-name="T3">Proficient (1+ year full-time experience):</text:span></text:p>
      <text:list xml:id="list0" text:style-name="L1">
        <text:list-item>
          <text:p text:style-name="P11">Cascading/Scalding</text:p>
        </text:list-item>
        <text:list-item>
          <text:p text:style-name="P11">AWS</text:p>
        </text:list-item>
        <text:list-item>
          <text:p text:style-name="P11">Http4s</text:p>
        </text:list-item>
        <text:list-item>
          <text:p text:style-name="P11">Play Framework</text:p>
        </text:list-item>
        <text:list-item>
          <text:p text:style-name="P11">Spring</text:p>
        </text:list-item>
        <text:list-item>
          <text:p text:style-name="P11">Angular</text:p>
        </text:list-item>
      </text:list>
      <text:p text:style-name="Standard"><text:span text:style-name="T3">Some exposure (I've worked with this before):</text:span></text:p>
      <text:list xml:id="list0" text:style-name="L1">
        <text:list-item>
          <text:p text:style-name="P11">Spark</text:p>
        </text:list-item>
        <text:list-item>
          <text:p text:style-name="P11">Akka</text:p>
        </text:list-item>
        <text:list-item>
          <text:p text:style-name="P11">Ansible</text:p>
        </text:list-item>
      </text:list>
      <text:p text:style-name="Standard"><text:span text:style-name="T3">&lt;div class="footer"&gt;You can also check out my &lt;a href="https://github.com/waxmittmann"&gt;GitHub account&lt;/a&gt; to see what kind of things I've been playing with.&lt;/div&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 svg:font-family="'Lohit Devanagar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Cambria" fo:font-size="12pt" fo:language="en" fo:country="AU" style:letter-kerning="true" style:font-name-asian="Cambria1" style:font-size-asian="12pt" style:language-asian="en" style:country-asian="AU" style:font-name-complex="Cambri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Cambria" fo:font-size="12pt" fo:language="en" fo:country="AU" style:letter-kerning="true" style:font-name-asian="Cambria1" style:font-size-asian="12pt" style:language-asian="en" style:country-asian="AU"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423cm" loext:contextual-spacing="false"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423cm" loext:contextual-spacing="false" fo:keep-together="always" fo:keep-with-next="always"/>
      <style:text-properties fo:color="#335b8a"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353cm" fo:margin-bottom="0.423cm" loext:contextual-spacing="false" fo:keep-together="always" fo:keep-with-next="always"/>
      <style:text-properties fo:color="#4f81bd"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494cm" fo:margin-bottom="0.141cm" loext:contextual-spacing="tru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tru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tru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true" fo:keep-together="always" fo:keep-with-next="always"/>
      <style:text-properties fo:font-size="10pt" fo:font-weight="bold" style:font-size-asian="10pt" style:font-weight-asian="bold" style:font-size-complex="10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Lucida Sans" style:font-family-complex="'Lucida Sans'" style:font-family-generic-complex="system" style:font-pitch-complex="variable" style:font-style-complex="italic"/>
    </style:style>
    <style:style style:name="Title" style:family="paragraph" style:parent-style-name="Standard" style:next-style-name="Standard" style:default-outline-level="" style:class="chapter">
      <style:paragraph-properties fo:margin-top="0cm" fo:margin-bottom="0.529cm" loext:contextual-spacing="false" fo:keep-together="always" fo:keep-with-next="always"/>
      <style:text-properties style:font-name="Calibri" fo:font-family="Calibri" style:font-family-generic="roman" style:font-pitch="variable" fo:font-size="26pt" style:font-name-asian="Calibri1" style:font-family-asian="Calibri" style:font-family-generic-asian="system" style:font-pitch-asian="variable" style:font-size-asian="26pt" style:font-name-complex="Calibri1" style:font-family-complex="Calibri" style:font-family-generic-complex="system" style:font-pitch-complex="variable" style:font-size-complex="26pt"/>
    </style:style>
    <style:style style:name="Subtitle" style:family="paragraph" style:parent-style-name="Standard" style:next-style-name="Standard" style:default-outline-level="" style:class="chapter">
      <style:paragraph-properties fo:keep-together="always" fo:keep-with-next="always"/>
      <style:text-properties fo:color="#4f81bd"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423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 style:display-name="ListLabel 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4" style:display-name="ListLabel 4"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5" style:display-name="ListLabel 5"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6" style:display-name="ListLabel 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7" style:display-name="ListLabel 7"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8" style:display-name="ListLabel 8"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9" style:display-name="ListLabel 9"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0" style:display-name="ListLabel 10"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1" style:display-name="ListLabel 1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2" style:display-name="ListLabel 1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3" style:display-name="ListLabel 1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4" style:display-name="ListLabel 14"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5" style:display-name="ListLabel 15"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6" style:display-name="ListLabel 1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7" style:display-name="ListLabel 17"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8" style:display-name="ListLabel 18"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ListLabel_20_22" style:display-name="ListLabel 22" style:family="text">
      <style:text-properties style:font-name-complex="Arial" style:font-family-complex="Arial" style:font-family-generic-complex="system" style:font-pitch-complex="variable"/>
    </style:style>
    <style:style style:name="ListLabel_20_23" style:display-name="ListLabel 23" style:family="text">
      <style:text-properties style:font-name-complex="Arial" style:font-family-complex="Arial" style:font-family-generic-complex="system" style:font-pitch-complex="variable"/>
    </style:style>
    <style:style style:name="ListLabel_20_24" style:display-name="ListLabel 24" style:family="text">
      <style:text-properties style:font-name-complex="Arial" style:font-family-complex="Arial" style:font-family-generic-complex="system" style:font-pitch-complex="variable"/>
    </style:style>
    <style:style style:name="ListLabel_20_25" style:display-name="ListLabel 25" style:family="text">
      <style:text-properties style:font-name-complex="Arial" style:font-family-complex="Arial" style:font-family-generic-complex="system" style:font-pitch-complex="variable"/>
    </style:style>
    <style:style style:name="ListLabel_20_26" style:display-name="ListLabel 26" style:family="text">
      <style:text-properties style:font-name-complex="Arial" style:font-family-complex="Arial" style:font-family-generic-complex="system" style:font-pitch-complex="variable"/>
    </style:style>
    <style:style style:name="ListLabel_20_27" style:display-name="ListLabel 27" style:family="text">
      <style:text-properties style:font-name-complex="Arial" style:font-family-complex="Arial" style:font-family-generic-complex="system" style:font-pitch-complex="variable"/>
    </style:style>
    <style:style style:name="ListLabel_20_28" style:display-name="ListLabel 28" style:family="text">
      <style:text-properties style:font-name-complex="Arial" style:font-family-complex="Arial" style:font-family-generic-complex="system" style:font-pitch-complex="variable"/>
    </style:style>
    <style:style style:name="ListLabel_20_29" style:display-name="ListLabel 29" style:family="text">
      <style:text-properties style:font-name-complex="Arial" style:font-family-complex="Arial" style:font-family-generic-complex="system" style:font-pitch-complex="variable"/>
    </style:style>
    <style:style style:name="ListLabel_20_30" style:display-name="ListLabel 30" style:family="text">
      <style:text-properties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2"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23" style:num-suffix="o" text:bullet-char="o">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24" style:num-suffix="▪"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25" style:num-suffix="●"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26" style:num-suffix="o" text:bullet-char="o">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27" style:num-suffix="▪"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28" style:num-suffix="●"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29" style:num-suffix="o" text:bullet-char="o">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30" style:num-suffix="▪"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fo:background-color="#ffffff" style:writing-mode="lr-tb" style:layout-grid-color="#c0c0c0" style:layout-grid-lines="54" style:layout-grid-base-height="0.369cm" style:layout-grid-ruby-height="0.05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w</meta:initial-creator>
    <meta:editing-cycles>3</meta:editing-cycles>
    <meta:creation-date>2017-11-12T10:22:00</meta:creation-date>
    <dc:date>2017-12-22T01:15:45.615338476</dc:date>
    <dc:language>en-AU</dc:language>
    <meta:editing-duration>PT16M31S</meta:editing-duration>
    <meta:generator>LibreOffice/5.1.6.2$Linux_X86_64 LibreOffice_project/10m0$Build-2</meta:generator>
    <meta:document-statistic meta:table-count="0" meta:image-count="0" meta:object-count="0" meta:page-count="1" meta:paragraph-count="9" meta:word-count="16" meta:character-count="72" meta:non-whitespace-character-count="6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